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tyles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text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text"/>
  <manifest:file-entry manifest:full-path="Object 29/Configurations2/" manifest:media-type="application/vnd.sun.xml.ui.configuration"/>
  <manifest:file-entry manifest:full-path="Object 29/styles.xml" manifest:media-type="text/xml"/>
  <manifest:file-entry manifest:full-path="Object 29/content.xml" manifest:media-type="text/xml"/>
  <manifest:file-entry manifest:full-path="Object 29/manifest.rdf" manifest:media-type="application/rdf+xml"/>
  <manifest:file-entry manifest:full-path="Object 29/settings.xml" manifest:media-type="text/xml"/>
  <manifest:file-entry manifest:full-path="Object 29/" manifest:version="1.2" manifest:media-type="application/vnd.oasis.opendocument.text"/>
  <manifest:file-entry manifest:full-path="Object 21/manifest.rdf" manifest:media-type="application/rdf+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styles.xml" manifest:media-type="text/xml"/>
  <manifest:file-entry manifest:full-path="Object 21/" manifest:version="1.2" manifest:media-type="application/vnd.oasis.opendocument.text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styles.xml" manifest:media-type="text/xml"/>
  <manifest:file-entry manifest:full-path="Object 20/settings.xml" manifest:media-type="text/xml"/>
  <manifest:file-entry manifest:full-path="Object 20/" manifest:version="1.2" manifest:media-type="application/vnd.oasis.opendocument.tex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15/Configurations2/" manifest:media-type="application/vnd.sun.xml.ui.configuration"/>
  <manifest:file-entry manifest:full-path="Object 15/manifest.rdf" manifest:media-type="application/rdf+xml"/>
  <manifest:file-entry manifest:full-path="Object 15/content.xml" manifest:media-type="text/xml"/>
  <manifest:file-entry manifest:full-path="Object 15/settings.xml" manifest:media-type="text/xml"/>
  <manifest:file-entry manifest:full-path="Object 15/styles.xml" manifest:media-type="text/xml"/>
  <manifest:file-entry manifest:full-path="Object 15/" manifest:version="1.2" manifest:media-type="application/vnd.oasis.opendocument.text"/>
  <manifest:file-entry manifest:full-path="Object 27/Configurations2/" manifest:media-type="application/vnd.sun.xml.ui.configuration"/>
  <manifest:file-entry manifest:full-path="Object 27/manifest.rdf" manifest:media-type="application/rdf+xml"/>
  <manifest:file-entry manifest:full-path="Object 27/style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text"/>
  <manifest:file-entry manifest:full-path="Object 7/manifest.rdf" manifest:media-type="application/rdf+xml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text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tex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text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tyles.xml" manifest:media-type="text/xml"/>
  <manifest:file-entry manifest:full-path="Object 24/settings.xml" manifest:media-type="text/xml"/>
  <manifest:file-entry manifest:full-path="Object 24/manifest.rdf" manifest:media-type="application/rdf+xml"/>
  <manifest:file-entry manifest:full-path="Object 24/" manifest:version="1.2" manifest:media-type="application/vnd.oasis.opendocument.text"/>
  <manifest:file-entry manifest:full-path="Object 14/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text"/>
  <manifest:file-entry manifest:full-path="meta.xml" manifest:media-type="text/xml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text"/>
  <manifest:file-entry manifest:full-path="Thumbnails/thumbnail.png" manifest:media-type="image/png"/>
  <manifest:file-entry manifest:full-path="Object 19/Configurations2/" manifest:media-type="application/vnd.sun.xml.ui.configuration"/>
  <manifest:file-entry manifest:full-path="Object 19/styles.xml" manifest:media-type="text/xml"/>
  <manifest:file-entry manifest:full-path="Object 19/content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" manifest:version="1.2" manifest:media-type="application/vnd.oasis.opendocument.text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Object 22/Configurations2/" manifest:media-type="application/vnd.sun.xml.ui.configuration"/>
  <manifest:file-entry manifest:full-path="Object 22/styles.xml" manifest:media-type="text/xml"/>
  <manifest:file-entry manifest:full-path="Object 22/manifest.rdf" manifest:media-type="application/rdf+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text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manifest.rdf" manifest:media-type="application/rdf+xml"/>
  <manifest:file-entry manifest:full-path="Object 23/settings.xml" manifest:media-type="text/xml"/>
  <manifest:file-entry manifest:full-path="Object 23/styles.xml" manifest:media-type="text/xml"/>
  <manifest:file-entry manifest:full-path="Object 23/" manifest:version="1.2" manifest:media-type="application/vnd.oasis.opendocument.text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text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styles.xml" manifest:media-type="text/xml"/>
  <manifest:file-entry manifest:full-path="Object 17/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text"/>
  <manifest:file-entry manifest:full-path="Object 13/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tyles.xml" manifest:media-type="text/xml"/>
  <manifest:file-entry manifest:full-path="Object 13/" manifest:version="1.2" manifest:media-type="application/vnd.oasis.opendocument.text"/>
  <manifest:file-entry manifest:full-path="Object 26/styles.xml" manifest:media-type="text/xml"/>
  <manifest:file-entry manifest:full-path="Object 26/Configurations2/" manifest:media-type="application/vnd.sun.xml.ui.configuration"/>
  <manifest:file-entry manifest:full-path="Object 26/manifest.rdf" manifest:media-type="application/rdf+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tex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 8/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369a3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465a4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svg:stroke-color="#0369a3" draw:textarea-horizontal-align="center" draw:textarea-vertical-align="middle" draw:ole-draw-aspect="1"/>
    </style:style>
    <style:style style:name="gr5" style:family="graphic" style:parent-style-name="standard">
      <style:graphic-properties svg:stroke-color="#ff0000" draw:fill-color="#f10d0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cm" svg:stroke-color="#aadcf7" draw:marker-start-width="0.28cm" draw:marker-end-width="0.28cm" draw:fill-color="#0369a3" draw:textarea-horizontal-align="justify" draw:textarea-vertical-align="middle" draw:auto-grow-height="false" fo:min-height="0.425cm" fo:min-width="0.201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_20_with_20_no_20_fill_20_and_20_no_20_line">
      <style:graphic-properties svg:stroke-color="#3465a4" draw:textarea-horizontal-align="center" draw:textarea-vertical-align="middle" draw:ole-draw-aspect="1"/>
    </style:style>
    <style:style style:name="gr8" style:family="graphic" style:parent-style-name="objectwithoutfill">
      <style:graphic-properties svg:stroke-width="0cm" svg:stroke-color="#000000" draw:marker-start-width="0.2cm" draw:marker-end-width="0.2cm" draw:fill="solid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draw:shadow="hidden"/>
    </style:style>
    <style:style style:name="gr10" style:family="graphic" style:parent-style-name="objectwithoutfill">
      <style:graphic-properties svg:stroke-width="0.03cm" svg:stroke-color="#000000" draw:marker-start-width="0.26cm" draw:marker-end-width="0.26cm" draw:fill="solid" draw:fill-color="#000000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2cm" svg:stroke-color="#000000" draw:marker-start-width="0.38cm" draw:marker-end-width="0.38cm" draw:fill="solid" draw:textarea-vertical-align="middle" fo:padding-top="0.185cm" fo:padding-bottom="0.185cm" fo:padding-left="0.31cm" fo:padding-right="0.31cm"/>
    </style:style>
    <style:style style:name="gr13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1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10d0c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0369a3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315cm" svg:height="0.112cm" draw:transform="skewX (-0.0331612557878922) rotate (-3.01889600717459) translate (6.50839934508468cm 5.10174347638028cm)" svg:viewBox="0 0 316 113" svg:d="M316 0c-294 0-316 113-316 113">
            <text:p/>
          </draw:path>
          <draw:path draw:style-name="gr1" draw:text-style-name="P1" draw:layer="layout" svg:width="0.316cm" svg:height="0.112cm" draw:transform="skewX (0.0397935069454707) rotate (-0.125663706143592) translate (6.19515590020657cm 4.8582308504173cm)" svg:viewBox="0 0 317 113" svg:d="M0 0c293-1 317 113 317 113">
            <text:p/>
          </draw:path>
          <draw:path draw:style-name="gr1" draw:text-style-name="P1" draw:layer="layout" svg:width="0.313cm" svg:height="0.043cm" draw:transform="skewX (0.341910000465689) rotate (3.09080357235676) translate (6.19552876990166cm 5.13642625817359cm)" svg:viewBox="0 0 314 44" svg:d="M0 0c291-1 314 44 314 44">
            <text:p/>
          </draw:path>
          <draw:path draw:style-name="gr1" draw:text-style-name="P1" draw:layer="layout" svg:width="0.313cm" svg:height="0.067cm" draw:transform="skewX (-0.188670092140587) rotate (0.0710349005561692) translate (5.89285164801117cm 5.02027785118188cm)" svg:viewBox="0 0 314 68" svg:d="M314 0c-292 0-314 68-314 68">
            <text:p/>
          </draw:path>
          <draw:path draw:style-name="gr1" draw:text-style-name="P1" draw:layer="layout" svg:width="0.315cm" svg:height="0.111cm" draw:transform="skewX (0.0333357887130917) rotate (-0.125663706143592) translate (6.20424107889997cm 4.99764849071257cm)" svg:viewBox="0 0 316 112" svg:d="M0 0c293-1 316 112 316 112">
            <text:p/>
          </draw:path>
          <draw:path draw:style-name="gr1" draw:text-style-name="P1" draw:layer="layout" svg:width="0.314cm" svg:height="0.111cm" draw:transform="skewX (-0.0265290046303138) rotate (-3.0155798815958) translate (6.51695320485403cm 5.26160657607408cm)" svg:viewBox="0 0 315 112" svg:d="M315 0c-293-1-315 112-315 112">
            <text:p/>
          </draw:path>
          <draw:path draw:style-name="gr1" draw:text-style-name="P1" draw:layer="layout" svg:width="0.312cm" svg:height="0.044cm" draw:transform="skewX (0.326900168898538) rotate (3.09429423086075) translate (6.1970473183604cm 5.30121253237344cm)" svg:viewBox="0 0 313 45" svg:d="M0 0c291 0 313 45 313 45">
            <text:p/>
          </draw:path>
          <draw:path draw:style-name="gr1" draw:text-style-name="P1" draw:layer="layout" svg:width="0.314cm" svg:height="0.067cm" draw:transform="skewX (-0.201760061530544) rotate (0.0710349005561692) translate (5.89193513730186cm 5.18546944110744cm)" svg:viewBox="0 0 315 68" svg:d="M315 0c-292 0-315 68-315 68">
            <text:p/>
          </draw:path>
          <draw:path draw:style-name="gr1" draw:text-style-name="P1" draw:layer="layout" svg:width="0.315cm" svg:height="0.111cm" draw:transform="skewX (0.0331612557878923) rotate (-0.125663706143592) translate (6.20424107705761cm 5.16277486643241cm)" svg:viewBox="0 0 316 112" svg:d="M0 0c293-1 316 112 316 112">
            <text:p/>
          </draw:path>
          <draw:path draw:style-name="gr1" draw:text-style-name="P1" draw:layer="layout" svg:width="0.314cm" svg:height="0.111cm" draw:transform="skewX (-0.0265290046303138) rotate (-3.0155798815958) translate (6.50786803135246cm 5.43068807480397cm)" svg:viewBox="0 0 315 112" svg:d="M315 0c-293-1-315 112-315 112">
            <text:p/>
          </draw:path>
          <draw:path draw:style-name="gr1" draw:text-style-name="P1" draw:layer="layout" svg:width="0.312cm" svg:height="0.044cm" draw:transform="skewX (0.326900168898538) rotate (3.09429423086075) translate (6.1970473183604cm 5.46633890832602cm)" svg:viewBox="0 0 313 45" svg:d="M0 0c291 0 313 45 313 45">
            <text:p/>
          </draw:path>
          <draw:path draw:style-name="gr1" draw:text-style-name="P1" draw:layer="layout" svg:width="0.313cm" svg:height="0.066cm" draw:transform="skewX (-0.188670092140587) rotate (0.0745255590601579) translate (5.89289652018194cm 5.35129024606471cm)" svg:viewBox="0 0 314 67" svg:d="M314 0c-291-1-314 67-314 67">
            <text:p/>
          </draw:path>
          <draw:path draw:style-name="gr1" draw:text-style-name="P1" draw:layer="layout" svg:width="0.315cm" svg:height="0.11cm" draw:transform="skewX (0.0328121899374934) rotate (-0.128979831722382) translate (6.20424469699648cm 5.32754966622681cm)" svg:viewBox="0 0 316 111" svg:d="M0 0c293-2 316 111 316 111">
            <text:p/>
          </draw:path>
          <draw:path draw:style-name="gr1" draw:text-style-name="P1" draw:layer="layout" svg:width="0.314cm" svg:height="0.112cm" draw:transform="skewX (-0.0263544717051144) rotate (-3.01889600717459) translate (6.51671735039929cm 5.58469265295598cm)" svg:viewBox="0 0 315 113" svg:d="M315 0c-293 0-315 113-315 113">
            <text:p/>
          </draw:path>
          <draw:line draw:style-name="gr1" draw:text-style-name="P1" draw:layer="layout" svg:x1="6.194cm" svg:y1="4.871cm" svg:x2="6.2cm" svg:y2="4.468cm">
            <text:p/>
          </draw:line>
          <draw:line draw:style-name="gr1" draw:text-style-name="P1" draw:layer="layout" svg:x1="6.199cm" svg:y1="6.025cm" svg:x2="6.205cm" svg:y2="5.622cm">
            <text:p/>
          </draw:line>
        </draw:g>
        <draw:g>
          <draw:path draw:style-name="gr1" draw:text-style-name="P1" draw:layer="layout" svg:width="0.315cm" svg:height="0.108cm" draw:transform="skewX (0.0476474885794452) rotate (3.02221213275338) translate (7.60476061640612cm 5.17274830848531cm)" svg:viewBox="0 0 316 109" svg:d="M0 0c293 0 316 109 316 109">
            <text:p/>
          </draw:path>
          <draw:path draw:style-name="gr1" draw:text-style-name="P1" draw:layer="layout" svg:width="0.316cm" svg:height="0.109cm" draw:transform="skewX (-0.0610865238198015) rotate (0.115191730631626) translate (7.28974992241631cm 4.93740986596706cm)" svg:viewBox="0 0 317 110" svg:d="M317 0c-293 1-317 110-317 110">
            <text:p/>
          </draw:path>
          <draw:path draw:style-name="gr1" draw:text-style-name="P1" draw:layer="layout" svg:width="0.314cm" svg:height="0.043cm" draw:transform="skewX (-0.377514717206373) rotate (-3.09778488936474) translate (7.91941803176513cm 5.15514002567322cm)" svg:viewBox="0 0 315 44" svg:d="M315 0c-291 1-315 44-315 44">
            <text:p/>
          </draw:path>
          <draw:path draw:style-name="gr1" draw:text-style-name="P1" draw:layer="layout" svg:width="0.314cm" svg:height="0.064cm" draw:transform="skewX (0.215024563845701) rotate (-0.0678933079025799) translate (7.59387808369016cm 5.03558553717204cm)" svg:viewBox="0 0 315 65" svg:d="M0 0c292 0 315 65 315 65">
            <text:p/>
          </draw:path>
          <draw:path draw:style-name="gr1" draw:text-style-name="P1" draw:layer="layout" svg:width="0.315cm" svg:height="0.109cm" draw:transform="skewX (-0.0548033385126219) rotate (0.115540796482025) translate (7.28148094263078cm 5.07174459967678cm)" svg:viewBox="0 0 316 110" svg:d="M316 0c-293 0-316 110-316 110">
            <text:p/>
          </draw:path>
          <draw:path draw:style-name="gr1" draw:text-style-name="P1" draw:layer="layout" svg:width="0.315cm" svg:height="0.107cm" draw:transform="skewX (0.0413643032722656) rotate (3.01976867180059) translate (7.59567411840131cm 5.32770981978668cm)" svg:viewBox="0 0 316 108" svg:d="M0 0c293-1 316 108 316 108">
            <text:p/>
          </draw:path>
          <draw:path draw:style-name="gr1" draw:text-style-name="P1" draw:layer="layout" svg:width="0.312cm" svg:height="0.042cm" draw:transform="skewX (-0.347320521146872) rotate (-3.09394516501035) translate (7.91593975094959cm 5.31278788701096cm)" svg:viewBox="0 0 313 43" svg:d="M313 0c-291 0-313 43-313 43">
            <text:p/>
          </draw:path>
          <draw:path draw:style-name="gr1" draw:text-style-name="P1" draw:layer="layout" svg:width="0.316cm" svg:height="0.063cm" draw:transform="skewX (0.239459173373622) rotate (-0.0713839664065692) translate (7.59387992544913cm 5.19466109124732cm)" svg:viewBox="0 0 317 64" svg:d="M0 0c291-1 317 64 317 64">
            <text:p/>
          </draw:path>
          <draw:path draw:style-name="gr1" draw:text-style-name="P1" draw:layer="layout" svg:width="0.315cm" svg:height="0.107cm" draw:transform="skewX (-0.0481710873550435) rotate (0.122173047639603) translate (7.28183412730183cm 5.23287915324486cm)" svg:viewBox="0 0 316 108" svg:d="M316 0c-293-2-316 108-316 108">
            <text:p/>
          </draw:path>
          <draw:path draw:style-name="gr1" draw:text-style-name="P1" draw:layer="layout" svg:width="0.315cm" svg:height="0.106cm" draw:transform="skewX (0.0408407044966673) rotate (3.0155798815958) translate (7.60475427368919cm 5.49063101700441cm)" svg:viewBox="0 0 316 107" svg:d="M0 0c293-2 316 107 316 107">
            <text:p/>
          </draw:path>
          <draw:path draw:style-name="gr1" draw:text-style-name="P1" draw:layer="layout" svg:width="0.313cm" svg:height="0.041cm" draw:transform="skewX (-0.358839694210034) rotate (-3.09062903943156) translate (7.91622998883073cm 5.47084264301425cm)" svg:viewBox="0 0 314 42" svg:d="M314 0c-291-1-314 42-314 42">
            <text:p/>
          </draw:path>
          <draw:path draw:style-name="gr1" draw:text-style-name="P1" draw:layer="layout" svg:width="0.315cm" svg:height="0.064cm" draw:transform="skewX (0.231081592964049) rotate (-0.0678933079025799) translate (7.59387808369016cm 5.35343058374275cm)" svg:viewBox="0 0 316 65" svg:d="M0 0c292 0 316 65 316 65">
            <text:p/>
          </draw:path>
          <draw:path draw:style-name="gr1" draw:text-style-name="P1" draw:layer="layout" svg:width="0.315cm" svg:height="0.107cm" draw:transform="skewX (-0.0478220215046446) rotate (0.122173047639603) translate (7.28187161761648cm 5.39163830953887cm)" svg:viewBox="0 0 316 108" svg:d="M316 0c-293-2-316 108-316 108">
            <text:p/>
          </draw:path>
          <draw:path draw:style-name="gr1" draw:text-style-name="P1" draw:layer="layout" svg:width="0.315cm" svg:height="0.108cm" draw:transform="skewX (0.0476474885794452) rotate (3.02308479737938) translate (7.59567564976901cm 5.63792489879988cm)" svg:viewBox="0 0 316 109" svg:d="M0 0c293 0 316 109 316 109">
            <text:p/>
          </draw:path>
          <draw:line draw:style-name="gr1" draw:text-style-name="P1" draw:layer="layout" svg:x1="7.606cm" svg:y1="4.913cm" svg:x2="7.6cm" svg:y2="4.525cm">
            <text:p/>
          </draw:line>
          <draw:line draw:style-name="gr1" draw:text-style-name="P1" draw:layer="layout" svg:x1="7.601cm" svg:y1="6.025cm" svg:x2="7.595cm" svg:y2="5.637cm">
            <text:p/>
          </draw:line>
        </draw:g>
        <draw:line draw:style-name="gr2" draw:text-style-name="P2" draw:layer="layout" svg:x1="6.2cm" svg:y1="4.525cm" svg:x2="6.2cm" svg:y2="3.525cm">
          <text:p/>
        </draw:line>
        <draw:line draw:style-name="gr2" draw:text-style-name="P2" draw:layer="layout" svg:x1="6.2cm" svg:y1="6.925cm" svg:x2="6.2cm" svg:y2="6.025cm">
          <text:p/>
        </draw:line>
        <draw:line draw:style-name="gr3" draw:text-style-name="P2" draw:layer="layout" svg:x1="6.2cm" svg:y1="3.525cm" svg:x2="5.1cm" svg:y2="3.525cm">
          <text:p/>
        </draw:line>
        <draw:line draw:style-name="gr2" draw:text-style-name="P2" draw:layer="layout" svg:x1="6.2cm" svg:y1="6.925cm" svg:x2="5.1cm" svg:y2="6.925cm">
          <text:p/>
        </draw:line>
        <draw:frame draw:style-name="gr4" draw:text-style-name="P3" draw:layer="layout" svg:width="2.305cm" svg:height="0.925cm" svg:x="4.095cm" svg:y="2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2" draw:text-style-name="P2" draw:layer="layout" svg:x1="7.6cm" svg:y1="4.525cm" svg:x2="7.6cm" svg:y2="3.525cm">
          <text:p/>
        </draw:line>
        <draw:line draw:style-name="gr2" draw:text-style-name="P2" draw:layer="layout" svg:x1="9.5cm" svg:y1="3.525cm" svg:x2="7.6cm" svg:y2="3.525cm">
          <text:p/>
        </draw:line>
        <draw:line draw:style-name="gr2" draw:text-style-name="P2" draw:layer="layout" svg:x1="7.6cm" svg:y1="6.925cm" svg:x2="7.6cm" svg:y2="6.025cm">
          <text:p/>
        </draw:line>
        <draw:line draw:style-name="gr2" draw:text-style-name="P2" draw:layer="layout" svg:x1="9.5cm" svg:y1="6.925cm" svg:x2="7.6cm" svg:y2="6.925cm">
          <text:p/>
        </draw:line>
        <draw:line draw:style-name="gr2" draw:text-style-name="P2" draw:layer="layout" svg:x1="5.1cm" svg:y1="4.825cm" svg:x2="5.1cm" svg:y2="3.525cm">
          <text:p/>
        </draw:line>
        <draw:custom-shape draw:style-name="gr5" draw:text-style-name="P4" draw:layer="layout" svg:width="0.17cm" svg:height="0.155cm" svg:x="4.993cm" svg:y="3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1cm" svg:y1="6.925cm" svg:x2="5.1cm" svg:y2="5.725cm">
          <text:p/>
        </draw:line>
        <draw:custom-shape draw:style-name="gr5" draw:text-style-name="P4" draw:layer="layout" svg:width="0.17cm" svg:height="0.155cm" svg:x="4.994cm" svg:y="6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61cm" svg:height="1.023cm" svg:x="4.539cm" svg:y="4.702cm">
          <text:p text:style-name="P5"/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93cm" svg:height="0.603cm" svg:x="4.707cm" svg:y="5.7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3" draw:layer="layout" svg:width="1.146cm" svg:height="1.249cm" svg:x="4.026cm" svg:y="4.41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8" draw:text-style-name="P2" draw:layer="layout" svg:x1="6.7cm" svg:y1="6.425cm" svg:x2="6.7cm" svg:y2="4.525cm">
          <text:p/>
        </draw:line>
        <draw:line draw:style-name="gr2" draw:text-style-name="P2" draw:layer="layout" svg:x1="9.5cm" svg:y1="4.325cm" svg:x2="9.5cm" svg:y2="3.525cm">
          <text:p/>
        </draw:line>
        <draw:line draw:style-name="gr2" draw:text-style-name="P2" draw:layer="layout" svg:x1="10.3cm" svg:y1="5.025cm" svg:x2="9.491cm" svg:y2="4.261cm">
          <text:p/>
        </draw:line>
        <draw:line draw:style-name="gr2" draw:text-style-name="P2" draw:layer="layout" svg:x1="9.491cm" svg:y1="4.261cm" svg:x2="8.7cm" svg:y2="5.025cm">
          <text:p/>
        </draw:line>
        <draw:line draw:style-name="gr2" draw:text-style-name="P2" draw:layer="layout" svg:x1="8.7cm" svg:y1="4.987cm" svg:x2="9.5cm" svg:y2="5.825cm">
          <text:p/>
        </draw:line>
        <draw:line draw:style-name="gr2" draw:text-style-name="P2" draw:layer="layout" svg:x1="9.5cm" svg:y1="5.825cm" svg:x2="10.3cm" svg:y2="5.025cm">
          <text:p/>
        </draw:line>
        <draw:line draw:style-name="gr2" draw:text-style-name="P2" draw:layer="layout" svg:x1="9.5cm" svg:y1="6.925cm" svg:x2="9.5cm" svg:y2="5.825cm">
          <text:p/>
        </draw:line>
        <draw:line draw:style-name="gr2" draw:text-style-name="P2" draw:layer="layout" svg:x1="8.7cm" svg:y1="7.525cm" svg:x2="8.7cm" svg:y2="5.025cm">
          <text:p/>
        </draw:line>
        <draw:line draw:style-name="gr2" draw:text-style-name="P2" draw:layer="layout" svg:x1="8.7cm" svg:y1="7.525cm" svg:x2="12.4cm" svg:y2="7.525cm">
          <text:p/>
        </draw:line>
        <draw:line draw:style-name="gr2" draw:text-style-name="P2" draw:layer="layout" svg:x1="10.3cm" svg:y1="5.029cm" svg:x2="12.4cm" svg:y2="5.025cm">
          <text:p/>
        </draw:line>
        <draw:g>
          <draw:g>
            <draw:polygon draw:style-name="gr9" draw:text-style-name="P7" draw:layer="layout" svg:width="0.4cm" svg:height="0.403cm" draw:transform="rotate (-0.756425697814343) translate (9.14225058811219cm 4.27957963919621cm)" svg:viewBox="0 0 401 404" draw:points="195,0 401,398 0,404">
              <text:p/>
            </draw:polygon>
            <draw:line draw:style-name="gr10" draw:text-style-name="P8" draw:layer="layout" svg:x1="9.165cm" svg:y1="4.278cm" svg:x2="9.456cm" svg:y2="4.553cm">
              <text:p/>
            </draw:line>
          </draw:g>
          <draw:line draw:style-name="gr11" draw:text-style-name="P2" draw:layer="layout" svg:x1="9.01cm" svg:y1="4.71cm" svg:x2="8.873cm" svg:y2="4.855cm">
            <text:p/>
          </draw:line>
        </draw:g>
        <draw:line draw:style-name="gr11" draw:text-style-name="P2" draw:layer="layout" svg:x1="9.799cm" svg:y1="5.525cm" svg:x2="9.662cm" svg:y2="5.67cm">
          <text:p/>
        </draw:line>
        <draw:g>
          <draw:g>
            <draw:polygon draw:style-name="gr9" draw:text-style-name="P7" draw:layer="layout" svg:width="0.4cm" svg:height="0.403cm" draw:transform="rotate (-1.58440989496045) translate (11.8827012510508cm 4.83059109583238cm)" svg:viewBox="0 0 401 404" draw:points="195,0 401,398 0,404">
              <text:p/>
            </draw:polygon>
            <draw:line draw:style-name="gr10" draw:text-style-name="P8" draw:layer="layout" svg:x1="11.899cm" svg:y1="4.846cm" svg:x2="11.894cm" svg:y2="5.246cm">
              <text:p/>
            </draw:line>
          </draw:g>
          <draw:line draw:style-name="gr11" draw:text-style-name="P2" draw:layer="layout" svg:x1="11.6cm" svg:y1="5.025cm" svg:x2="11.2cm" svg:y2="5.025cm">
            <text:p/>
          </draw:line>
        </draw:g>
        <draw:g>
          <draw:polygon draw:style-name="gr9" draw:text-style-name="P7" draw:layer="layout" svg:width="0.4cm" svg:height="0.403cm" draw:transform="rotate (-0.756425697814343) translate (9.88625058811219cm 5.12657963919621cm)" svg:viewBox="0 0 401 404" draw:points="195,0 401,398 0,404">
            <text:p/>
          </draw:polygon>
          <draw:line draw:style-name="gr10" draw:text-style-name="P8" draw:layer="layout" svg:x1="9.909cm" svg:y1="5.125cm" svg:x2="10.2cm" svg:y2="5.4cm">
            <text:p/>
          </draw:line>
        </draw:g>
        <draw:g>
          <draw:polygon draw:style-name="gr9" draw:text-style-name="P7" draw:layer="layout" svg:width="0.4cm" svg:height="0.403cm" draw:transform="rotate (-2.35811435236954) translate (9.49883432014424cm 5.51995140418982cm)" svg:viewBox="0 0 401 404" draw:points="195,0 401,398 0,404">
            <text:p/>
          </draw:polygon>
          <draw:line draw:style-name="gr10" draw:text-style-name="P8" draw:layer="layout" svg:x1="9.5cm" svg:y1="5.543cm" svg:x2="9.217cm" svg:y2="5.825cm">
            <text:p/>
          </draw:line>
        </draw:g>
        <draw:line draw:style-name="gr11" draw:text-style-name="P2" draw:layer="layout" svg:x1="9.1cm" svg:y1="5.425cm" svg:x2="8.9cm" svg:y2="5.225cm">
          <text:p/>
        </draw:line>
        <draw:line draw:style-name="gr2" draw:text-style-name="P2" draw:layer="layout" svg:x1="12.4cm" svg:y1="5.825cm" svg:x2="12.4cm" svg:y2="5.025cm">
          <text:p/>
        </draw:line>
        <draw:line draw:style-name="gr2" draw:text-style-name="P2" draw:layer="layout" svg:x1="12.4cm" svg:y1="7.525cm" svg:x2="12.4cm" svg:y2="6.625cm">
          <text:p/>
        </draw:line>
        <draw:g>
          <draw:polygon draw:style-name="gr9" draw:text-style-name="P7" draw:layer="layout" svg:width="0.4cm" svg:height="0.403cm" draw:transform="rotate (-2.35811435236954) translate (10.2648343201442cm 4.71995140418982cm)" svg:viewBox="0 0 401 404" draw:points="195,0 401,398 0,404">
            <text:p/>
          </draw:polygon>
          <draw:line draw:style-name="gr10" draw:text-style-name="P8" draw:layer="layout" svg:x1="10.266cm" svg:y1="4.743cm" svg:x2="9.983cm" svg:y2="5.025cm">
            <text:p/>
          </draw:line>
        </draw:g>
        <draw:line draw:style-name="gr12" draw:text-style-name="P2" draw:layer="layout" svg:x1="9.9cm" svg:y1="4.625cm" svg:x2="9.7cm" svg:y2="4.425cm">
          <text:p/>
        </draw:line>
        <draw:line draw:style-name="gr13" draw:text-style-name="P9" draw:layer="layout" svg:x1="14.405cm" svg:y1="6.025cm" svg:x2="13.805cm" svg:y2="6.025cm">
          <text:p/>
        </draw:line>
        <draw:line draw:style-name="gr2" draw:text-style-name="P2" draw:layer="layout" svg:x1="10.405cm" svg:y1="7.525cm" svg:x2="14.105cm" svg:y2="7.525cm">
          <text:p/>
        </draw:line>
        <draw:line draw:style-name="gr14" draw:text-style-name="P10" draw:layer="layout" svg:x1="14.104cm" svg:y1="5.808cm" svg:x2="14.105cm" svg:y2="6.025cm">
          <text:p/>
        </draw:line>
        <draw:line draw:style-name="gr14" draw:text-style-name="P10" draw:layer="layout" svg:x1="14.105cm" svg:y1="6.325cm" svg:x2="14.106cm" svg:y2="6.633cm">
          <text:p/>
        </draw:line>
        <draw:line draw:style-name="gr2" draw:text-style-name="P2" draw:layer="layout" svg:x1="14.105cm" svg:y1="5.825cm" svg:x2="14.105cm" svg:y2="5.025cm">
          <text:p/>
        </draw:line>
        <draw:line draw:style-name="gr13" draw:text-style-name="P9" draw:layer="layout" svg:x1="14.405cm" svg:y1="6.325cm" svg:x2="13.805cm" svg:y2="6.325cm">
          <text:p/>
        </draw:line>
        <draw:line draw:style-name="gr2" draw:text-style-name="P2" draw:layer="layout" svg:x1="14.105cm" svg:y1="7.525cm" svg:x2="14.105cm" svg:y2="6.625cm">
          <text:p/>
        </draw:line>
        <draw:line draw:style-name="gr2" draw:text-style-name="P2" draw:layer="layout" svg:x1="12.205cm" svg:y1="5.025cm" svg:x2="14.1cm" svg:y2="5.025cm">
          <text:p/>
        </draw:line>
        <draw:g>
          <draw:line draw:style-name="gr1" draw:text-style-name="P10" draw:layer="layout" svg:x1="12.398cm" svg:y1="5.805cm" svg:x2="12.564cm" svg:y2="5.871cm">
            <text:p/>
          </draw:line>
          <draw:line draw:style-name="gr1" draw:text-style-name="P10" draw:layer="layout" svg:x1="12.226cm" svg:y1="6.012cm" svg:x2="12.563cm" svg:y2="5.871cm">
            <text:p/>
          </draw:line>
          <draw:line draw:style-name="gr1" draw:text-style-name="P10" draw:layer="layout" svg:x1="12.206cm" svg:y1="6.285cm" svg:x2="12.543cm" svg:y2="6.426cm">
            <text:p/>
          </draw:line>
          <draw:line draw:style-name="gr1" draw:text-style-name="P10" draw:layer="layout" svg:x1="12.218cm" svg:y1="6.004cm" svg:x2="12.555cm" svg:y2="6.145cm">
            <text:p/>
          </draw:line>
          <draw:line draw:style-name="gr1" draw:text-style-name="P10" draw:layer="layout" svg:x1="12.208cm" svg:y1="6.292cm" svg:x2="12.545cm" svg:y2="6.151cm">
            <text:p/>
          </draw:line>
          <draw:line draw:style-name="gr1" draw:text-style-name="P10" draw:layer="layout" svg:x1="12.208cm" svg:y1="6.57cm" svg:x2="12.545cm" svg:y2="6.429cm">
            <text:p/>
          </draw:line>
          <draw:line draw:style-name="gr1" draw:text-style-name="P10" draw:layer="layout" svg:x1="12.225cm" svg:y1="6.566cm" svg:x2="12.391cm" svg:y2="6.632cm">
            <text:p/>
          </draw:line>
        </draw:g>
        <draw:line draw:style-name="gr2" draw:text-style-name="P2" draw:layer="layout" svg:x1="12.005cm" svg:y1="5.025cm" svg:x2="15.2cm" svg:y2="5.025cm">
          <text:p/>
        </draw:line>
        <draw:g>
          <draw:line draw:style-name="gr1" draw:text-style-name="P10" draw:layer="layout" svg:x1="15.1cm" svg:y1="5.051cm" svg:x2="15.173cm" svg:y2="4.9cm">
            <text:p/>
          </draw:line>
          <draw:line draw:style-name="gr1" draw:text-style-name="P10" draw:layer="layout" svg:x1="15.328cm" svg:y1="5.207cm" svg:x2="15.173cm" svg:y2="4.9cm">
            <text:p/>
          </draw:line>
          <draw:line draw:style-name="gr1" draw:text-style-name="P10" draw:layer="layout" svg:x1="15.628cm" svg:y1="5.225cm" svg:x2="15.783cm" svg:y2="4.918cm">
            <text:p/>
          </draw:line>
          <draw:line draw:style-name="gr1" draw:text-style-name="P10" draw:layer="layout" svg:x1="15.319cm" svg:y1="5.215cm" svg:x2="15.474cm" svg:y2="4.908cm">
            <text:p/>
          </draw:line>
          <draw:line draw:style-name="gr1" draw:text-style-name="P10" draw:layer="layout" svg:x1="15.636cm" svg:y1="5.223cm" svg:x2="15.481cm" svg:y2="4.916cm">
            <text:p/>
          </draw:line>
          <draw:line draw:style-name="gr1" draw:text-style-name="P10" draw:layer="layout" svg:x1="15.941cm" svg:y1="5.223cm" svg:x2="15.786cm" svg:y2="4.916cm">
            <text:p/>
          </draw:line>
          <draw:line draw:style-name="gr1" draw:text-style-name="P10" draw:layer="layout" svg:x1="15.937cm" svg:y1="5.208cm" svg:x2="16.01cm" svg:y2="5.057cm">
            <text:p/>
          </draw:line>
        </draw:g>
        <draw:line draw:style-name="gr2" draw:text-style-name="P2" draw:layer="layout" svg:x1="16.005cm" svg:y1="5.025cm" svg:x2="16.9cm" svg:y2="5.025cm">
          <text:p/>
        </draw:line>
        <draw:line draw:style-name="gr2" draw:text-style-name="P2" draw:layer="layout" svg:x1="13.205cm" svg:y1="7.525cm" svg:x2="16.905cm" svg:y2="7.525cm">
          <text:p/>
        </draw:line>
        <draw:line draw:style-name="gr2" draw:text-style-name="P2" draw:layer="layout" svg:x1="16.913cm" svg:y1="5.025cm" svg:x2="16.9cm" svg:y2="7.525cm">
          <text:p/>
        </draw:line>
        <draw:g>
          <draw:g>
            <draw:polygon draw:style-name="gr9" draw:text-style-name="P7" draw:layer="layout" svg:width="0.4cm" svg:height="0.403cm" draw:transform="rotate (3.11349285263268) translate (17.0886718325608cm 5.81052382178093cm)" svg:viewBox="0 0 401 404" draw:points="195,0 401,398 0,404">
              <text:p/>
            </draw:polygon>
            <draw:line draw:style-name="gr10" draw:text-style-name="P8" draw:layer="layout" svg:x1="17.073cm" svg:y1="5.827cm" svg:x2="16.673cm" svg:y2="5.816cm">
              <text:p/>
            </draw:line>
          </draw:g>
          <draw:line draw:style-name="gr11" draw:text-style-name="P2" draw:layer="layout" svg:x1="16.898cm" svg:y1="5.525cm" svg:x2="16.904cm" svg:y2="5.125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17.0816718325608cm 7.29352382178093cm)" svg:viewBox="0 0 401 404" draw:points="195,0 401,398 0,404">
              <text:p/>
            </draw:polygon>
            <draw:line draw:style-name="gr10" draw:text-style-name="P8" draw:layer="layout" svg:x1="17.066cm" svg:y1="7.31cm" svg:x2="16.666cm" svg:y2="7.299cm">
              <text:p/>
            </draw:line>
          </draw:g>
          <draw:line draw:style-name="gr11" draw:text-style-name="P2" draw:layer="layout" svg:x1="16.891cm" svg:y1="7.008cm" svg:x2="16.897cm" svg:y2="6.608cm">
            <text:p/>
          </draw:line>
        </draw:g>
        <draw:line draw:style-name="gr2" draw:text-style-name="P2" draw:layer="layout" svg:x1="18.306cm" svg:y1="5.025cm" svg:x2="18.293cm" svg:y2="7.525cm">
          <text:p/>
        </draw:line>
        <draw:g>
          <draw:g>
            <draw:polygon draw:style-name="gr9" draw:text-style-name="P7" draw:layer="layout" svg:width="0.4cm" svg:height="0.403cm" draw:transform="rotate (3.11349285263268) translate (18.4816718325608cm 5.81052382178093cm)" svg:viewBox="0 0 401 404" draw:points="195,0 401,398 0,404">
              <text:p/>
            </draw:polygon>
            <draw:line draw:style-name="gr10" draw:text-style-name="P8" draw:layer="layout" svg:x1="18.466cm" svg:y1="5.827cm" svg:x2="18.066cm" svg:y2="5.816cm">
              <text:p/>
            </draw:line>
          </draw:g>
          <draw:line draw:style-name="gr11" draw:text-style-name="P2" draw:layer="layout" svg:x1="18.291cm" svg:y1="5.525cm" svg:x2="18.297cm" svg:y2="5.125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18.4746718325608cm 7.29352382178093cm)" svg:viewBox="0 0 401 404" draw:points="195,0 401,398 0,404">
              <text:p/>
            </draw:polygon>
            <draw:line draw:style-name="gr10" draw:text-style-name="P8" draw:layer="layout" svg:x1="18.459cm" svg:y1="7.31cm" svg:x2="18.059cm" svg:y2="7.299cm">
              <text:p/>
            </draw:line>
          </draw:g>
          <draw:line draw:style-name="gr11" draw:text-style-name="P2" draw:layer="layout" svg:x1="18.284cm" svg:y1="7.008cm" svg:x2="18.29cm" svg:y2="6.608cm">
            <text:p/>
          </draw:line>
        </draw:g>
        <draw:line draw:style-name="gr2" draw:text-style-name="P2" draw:layer="layout" svg:x1="19.899cm" svg:y1="5.025cm" svg:x2="19.886cm" svg:y2="7.525cm">
          <text:p/>
        </draw:line>
        <draw:g>
          <draw:g>
            <draw:polygon draw:style-name="gr9" draw:text-style-name="P7" draw:layer="layout" svg:width="0.4cm" svg:height="0.403cm" draw:transform="rotate (3.11349285263268) translate (20.0746718325608cm 5.81052382178093cm)" svg:viewBox="0 0 401 404" draw:points="195,0 401,398 0,404">
              <text:p/>
            </draw:polygon>
            <draw:line draw:style-name="gr10" draw:text-style-name="P8" draw:layer="layout" svg:x1="20.059cm" svg:y1="5.827cm" svg:x2="19.659cm" svg:y2="5.816cm">
              <text:p/>
            </draw:line>
          </draw:g>
          <draw:line draw:style-name="gr11" draw:text-style-name="P2" draw:layer="layout" svg:x1="19.884cm" svg:y1="5.525cm" svg:x2="19.89cm" svg:y2="5.125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20.0676718325608cm 7.29352382178093cm)" svg:viewBox="0 0 401 404" draw:points="195,0 401,398 0,404">
              <text:p/>
            </draw:polygon>
            <draw:line draw:style-name="gr10" draw:text-style-name="P8" draw:layer="layout" svg:x1="20.052cm" svg:y1="7.31cm" svg:x2="19.652cm" svg:y2="7.299cm">
              <text:p/>
            </draw:line>
          </draw:g>
          <draw:line draw:style-name="gr11" draw:text-style-name="P2" draw:layer="layout" svg:x1="19.877cm" svg:y1="7.008cm" svg:x2="19.883cm" svg:y2="6.608cm">
            <text:p/>
          </draw:line>
        </draw:g>
        <draw:line draw:style-name="gr2" draw:text-style-name="P2" draw:layer="layout" svg:x1="21.492cm" svg:y1="5.025cm" svg:x2="21.479cm" svg:y2="7.525cm">
          <text:p/>
        </draw:line>
        <draw:g>
          <draw:g>
            <draw:polygon draw:style-name="gr9" draw:text-style-name="P7" draw:layer="layout" svg:width="0.4cm" svg:height="0.403cm" draw:transform="rotate (3.11349285263268) translate (21.6676718325608cm 5.81052382178093cm)" svg:viewBox="0 0 401 404" draw:points="195,0 401,398 0,404">
              <text:p/>
            </draw:polygon>
            <draw:line draw:style-name="gr10" draw:text-style-name="P8" draw:layer="layout" svg:x1="21.652cm" svg:y1="5.827cm" svg:x2="21.252cm" svg:y2="5.816cm">
              <text:p/>
            </draw:line>
          </draw:g>
          <draw:line draw:style-name="gr11" draw:text-style-name="P2" draw:layer="layout" svg:x1="21.477cm" svg:y1="5.525cm" svg:x2="21.483cm" svg:y2="5.125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21.6606718325608cm 7.29352382178093cm)" svg:viewBox="0 0 401 404" draw:points="195,0 401,398 0,404">
              <text:p/>
            </draw:polygon>
            <draw:line draw:style-name="gr10" draw:text-style-name="P8" draw:layer="layout" svg:x1="21.645cm" svg:y1="7.31cm" svg:x2="21.245cm" svg:y2="7.299cm">
              <text:p/>
            </draw:line>
          </draw:g>
          <draw:line draw:style-name="gr11" draw:text-style-name="P2" draw:layer="layout" svg:x1="21.47cm" svg:y1="7.008cm" svg:x2="21.476cm" svg:y2="6.608cm">
            <text:p/>
          </draw:line>
        </draw:g>
        <draw:line draw:style-name="gr2" draw:text-style-name="P2" draw:layer="layout" svg:x1="16.806cm" svg:y1="5.025cm" svg:x2="22.5cm" svg:y2="5.025cm">
          <text:p/>
        </draw:line>
        <draw:line draw:style-name="gr2" draw:text-style-name="P2" draw:layer="layout" svg:x1="16.806cm" svg:y1="7.525cm" svg:x2="22.6cm" svg:y2="7.525cm">
          <text:p/>
        </draw:line>
        <draw:custom-shape draw:style-name="gr5" draw:text-style-name="P4" draw:layer="layout" svg:width="0.17cm" svg:height="0.155cm" svg:x="9.396cm" svg:y="3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9.397cm" svg:y="6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8.598cm" svg:y="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10.299cm" svg:y="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14.003cm" svg:y="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22.404cm" svg:y="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5.498cm" svg:y1="7.565cm" svg:x2="15.499cm" svg:y2="7.782cm">
          <text:p/>
        </draw:line>
        <draw:custom-shape draw:style-name="gr5" draw:text-style-name="P4" draw:layer="layout" svg:width="0.17cm" svg:height="0.155cm" svg:x="15.405cm" svg:y="7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9" draw:layer="layout" svg:x1="5.37cm" svg:y1="7.19cm" svg:x2="4.84cm" svg:y2="7.19cm">
          <text:p/>
        </draw:line>
        <draw:line draw:style-name="gr15" draw:text-style-name="P9" draw:layer="layout" svg:x1="5.309cm" svg:y1="7.271cm" svg:x2="4.905cm" svg:y2="7.273cm">
          <text:p/>
        </draw:line>
        <draw:line draw:style-name="gr15" draw:text-style-name="P9" draw:layer="layout" svg:x1="5.219cm" svg:y1="7.356cm" svg:x2="4.991cm" svg:y2="7.357cm">
          <text:p/>
        </draw:line>
        <draw:line draw:style-name="gr8" draw:text-style-name="P2" draw:layer="layout" svg:x1="7.1cm" svg:y1="6.425cm" svg:x2="7.1cm" svg:y2="4.525cm">
          <text:p/>
        </draw:line>
        <draw:frame draw:style-name="gr16" draw:text-style-name="P3" draw:layer="layout" svg:width="2.305cm" svg:height="0.925cm" svg:x="8.496cm" svg:y="2.9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3" draw:layer="layout" svg:width="2.305cm" svg:height="0.925cm" svg:x="8.497cm" svg:y="6.9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3" draw:layer="layout" svg:width="2.305cm" svg:height="0.925cm" svg:x="9.597cm" svg:y="4.4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3" draw:layer="layout" svg:width="2.305cm" svg:height="0.925cm" svg:x="4.295cm" svg:y="7.4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3" draw:layer="layout" svg:width="2.305cm" svg:height="0.925cm" svg:x="13.201cm" svg:y="4.4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3" draw:layer="layout" svg:width="2.078cm" svg:height="1.152cm" svg:x="15.622cm" svg:y="5.47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3" draw:layer="layout" svg:width="2.305cm" svg:height="0.925cm" svg:x="21.695cm" svg:y="4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3" draw:layer="layout" svg:width="2.078cm" svg:height="1.152cm" svg:x="17.122cm" svg:y="5.4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3" draw:layer="layout" svg:width="2.078cm" svg:height="1.152cm" svg:x="18.722cm" svg:y="5.4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6" draw:text-style-name="P3" draw:layer="layout" svg:width="2.078cm" svg:height="1.152cm" svg:x="20.322cm" svg:y="5.4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" draw:text-style-name="P3" draw:layer="layout" svg:width="2.305cm" svg:height="0.925cm" svg:x="15.595cm" svg:y="6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3" draw:layer="layout" svg:width="2.305cm" svg:height="0.925cm" svg:x="16.996cm" svg:y="6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3" draw:layer="layout" svg:width="2.305cm" svg:height="0.925cm" svg:x="18.597cm" svg:y="6.20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3" draw:layer="layout" svg:width="2.305cm" svg:height="0.925cm" svg:x="20.198cm" svg:y="6.20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6" draw:text-style-name="P3" draw:layer="layout" svg:width="2.305cm" svg:height="0.925cm" svg:x="14.5cm" svg:y="4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3" draw:layer="layout" svg:width="2.305cm" svg:height="0.925cm" svg:x="13.8cm" svg:y="5.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6" draw:text-style-name="P3" draw:layer="layout" svg:width="2.305cm" svg:height="0.925cm" svg:x="10.801cm" svg:y="5.90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868cm" svg:height="0.739cm" svg:x="6.532cm" svg:y="3.98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3" draw:layer="layout" svg:width="2.305cm" svg:height="0.925cm" svg:x="7.495cm" svg:y="3.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3" draw:layer="layout" svg:width="2.305cm" svg:height="0.925cm" svg:x="7.3cm" svg:y="5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3" draw:layer="layout" svg:width="2.305cm" svg:height="0.925cm" svg:x="9.6cm" svg:y="3.9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6" draw:text-style-name="P3" draw:layer="layout" svg:width="2.305cm" svg:height="0.925cm" svg:x="9.6cm" svg:y="5.62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14" draw:text-style-name="P10" draw:layer="layout" svg:x1="5.099cm" svg:y1="6.966cm" svg:x2="5.1cm" svg:y2="7.183cm">
          <text:p/>
        </draw:line>
        <draw:line draw:style-name="gr15" draw:text-style-name="P9" draw:layer="layout" svg:x1="15.771cm" svg:y1="7.765cm" svg:x2="15.241cm" svg:y2="7.765cm">
          <text:p/>
        </draw:line>
        <draw:frame draw:style-name="gr16" draw:text-style-name="P3" draw:layer="layout" svg:width="2.305cm" svg:height="0.925cm" svg:x="14.554cm" svg:y="7.9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4" draw:text-style-name="P10" draw:layer="layout" svg:x1="15.5cm" svg:y1="7.541cm" svg:x2="15.501cm" svg:y2="7.758cm">
          <text:p/>
        </draw:line>
        <draw:line draw:style-name="gr15" draw:text-style-name="P9" draw:layer="layout" svg:x1="15.77cm" svg:y1="7.791cm" svg:x2="15.24cm" svg:y2="7.791cm">
          <text:p/>
        </draw:line>
        <draw:line draw:style-name="gr15" draw:text-style-name="P9" draw:layer="layout" svg:x1="15.709cm" svg:y1="7.872cm" svg:x2="15.305cm" svg:y2="7.874cm">
          <text:p/>
        </draw:line>
        <draw:line draw:style-name="gr15" draw:text-style-name="P9" draw:layer="layout" svg:x1="15.619cm" svg:y1="7.957cm" svg:x2="15.391cm" svg:y2="7.95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.2cm" fo:page-height="12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6:02:42.805111588</meta:creation-date>
    <meta:editing-duration>PT27M45S</meta:editing-duration>
    <meta:editing-cycles>8</meta:editing-cycles>
    <meta:generator>LibreOffice/6.4.6.2$Linux_X86_64 LibreOffice_project/40$Build-2</meta:generator>
    <dc:date>2021-05-08T20:33:21.053347049</dc:date>
    <meta:document-statistic meta:object-count="198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1c0b" officeooo:paragraph-rsid="001c1c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d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e149" officeooo:paragraph-rsid="001ce149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1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5f4e" officeooo:paragraph-rsid="00225f4e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reg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n1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58b59" officeooo:paragraph-rsid="00258b59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5f4e" officeooo:paragraph-rsid="00225f4e" style:font-size-asian="26pt" style:font-size-complex="26pt"/>
    </style:style>
    <style:style style:name="T1" style:family="text">
      <style:text-properties officeooo:rsid="002621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det</text:span></text:p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74d06" officeooo:paragraph-rsid="00174d06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:1</text:p>
    </office:text>
  </office:body>
</office:document-content>
</file>

<file path=Object 2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1</text:p>
    </office:text>
  </office:body>
</office:document-content>
</file>

<file path=Object 2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  <style:style style:name="T1" style:family="text">
      <style:text-properties officeooo:rsid="0027be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<text:span text:style-name="T1">3</text:span>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(t)</text:p>
    </office:text>
  </office:body>
</office:document-content>
</file>

<file path=Object 2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2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  <style:style style:name="T1" style:family="text">
      <style:text-properties officeooo:rsid="0027d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<text:span text:style-name="T1">2</text:span></text:p>
    </office:text>
  </office:body>
</office:document-content>
</file>

<file path=Object 2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  <style:style style:name="T2" style:family="text">
      <style:text-properties officeooo:rsid="001a1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n<text:span text:style-name="T2">2</text:span>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  <style:style style:name="T2" style:family="text">
      <style:text-properties officeooo:rsid="001b01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wout</text:span>1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  <style:style style:name="T1" style:family="text">
      <style:text-properties officeooo:rsid="00294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<text:span text:style-name="T1">4</text:span>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1c0b" officeooo:paragraph-rsid="001c1c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d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81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gin1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f6e0b" officeooo:paragraph-rsid="001f6e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d1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